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071075" officeooo:paragraph-rsid="00071075"/>
    </style:style>
    <style:style style:name="P2" style:family="paragraph" style:parent-style-name="Text_20_body">
      <style:text-properties fo:language="en" fo:country="GB" officeooo:rsid="00071075" officeooo:paragraph-rsid="00071075"/>
    </style:style>
    <style:style style:name="P3" style:family="paragraph" style:parent-style-name="Text_20_body">
      <style:text-properties officeooo:paragraph-rsid="00071075"/>
    </style:style>
    <style:style style:name="P4" style:family="paragraph" style:parent-style-name="Title">
      <style:text-properties fo:language="en" fo:country="GB" officeooo:rsid="00071075" officeooo:paragraph-rsid="00071075"/>
    </style:style>
    <style:style style:name="T1" style:family="text">
      <style:text-properties officeooo:rsid="00071075"/>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rid Disturbance Database</text:p>
      <text:p text:style-name="P2"/>
      <text:p text:style-name="P2"><text:tab/>This project is divided between a Java prototype, HTML pages, MySQL codes to interact with databases and a Django project to create the final HMI (Human-Machine Interface) that is to be used by the clients. The first aim of this project is to give clients a <text:span text:style-name="T2">Proof of Concept</text:span><text:span text:style-name="T3">, as the real project is currently under development by RTE and other similar firms in Europe, in order to create a common database on a European scale, in order to improve the response to grid disturbances in electric networks. Instead of continuously simulating single disturbances in the network by using the “n-1” algorithm, clients may benefit from past experiences of similar problems in order to deal with them more effectively.</text:span></text:p>
      <text:p text:style-name="P2"><text:span text:style-name="T3"><text:tab/>As a result this project was developed while keeping in mind the objective to create a </text:span><text:span text:style-name="T2">Proof of Concept</text:span><text:span text:style-name="T3">. Consequently this project went through several steps, always decreasing the complexity whist improving its functionality and the interaction between all its different elements. Below is explained how each part works and interacts with other parts.</text:span></text:p>
      <text:h text:style-name="P1" text:outline-level="1">I. Java prototype</text:h>
      <text:p text:style-name="P3"><text:tab/><text:span text:style-name="T1">The Java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7T17:51:58.082000000</meta:creation-date>
    <dc:date>2020-07-07T18:04:09.283000000</dc:date>
    <meta:editing-duration>PT11S</meta:editing-duration>
    <meta:editing-cycles>1</meta:editing-cycles>
    <meta:document-statistic meta:table-count="0" meta:image-count="0" meta:object-count="0" meta:page-count="1" meta:paragraph-count="5" meta:word-count="181" meta:character-count="1115" meta:non-whitespace-character-count="935"/>
    <meta:generator>LibreOffice/6.4.1.2$Windows_X86_64 LibreOffice_project/4d224e95b98b138af42a64d84056446d09082932</meta:generator>
  </office:meta>
</office:document-meta>
</file>